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text-properties fo:font-size="16pt" style:font-size-asian="16pt" style:font-size-complex="16pt"/>
    </style:style>
    <style:style style:name="P2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Heading_20_2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Heading_20_4">
      <style:text-properties fo:font-size="14pt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style:font-name="Nimbus Mono L" fo:font-size="10pt" style:font-size-asian="10pt" style:font-size-complex="10pt"/>
    </style:style>
    <style:style style:name="P10" style:family="paragraph" style:parent-style-name="Heading">
      <style:text-properties style:font-name="Nimbus Mono L" fo:font-size="10pt" style:font-size-asian="10pt" style:font-size-complex="10pt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22pt" style:font-size-asian="22pt" style:font-size-complex="22pt"/>
    </style:style>
    <style:style style:name="T4" style:family="text">
      <style:text-properties style:font-name="Nimbus Sans L"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Default text.</text:p>
      <text:p text:style-name="Standard"/>
      <text:p text:style-name="Text_20_body">This is Text body.</text:p>
      <text:p text:style-name="Standard"/>
      <text:p text:style-name="P9"><text:span text:style-name="Code">This is code.</text:span></text:p>
      <text:p text:style-name="P9"><text:span text:style-name="Code"/></text:p>
      <text:p text:style-name="P10"><text:span text:style-name="Code"><text:span text:style-name="T4">This is Heading.</text:span></text:span></text:p>
      <text:h text:style-name="P2" text:outline-level="1">This is Heading 1 – Book Section.</text:h>
      <text:h text:style-name="P3" text:outline-level="2">This is Heading 2 - Chapter.</text:h>
      <text:h text:style-name="P1" text:outline-level="3">This is Heading 3 – Chapter Section.</text:h>
      <text:h text:style-name="P4" text:outline-level="4">This is Heading 4 = Chapter Subsection.</text:h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This is Heading 1.<text:tab/>1</text:p>
          <text:p text:style-name="P6">This is Heading 2.<text:tab/>1</text:p>
          <text:p text:style-name="P8">This is Heading 3.<text:tab/>1</text:p>
          <text:p text:style-name="P7">This is Heading 4.<text:tab/>1</text:p>
        </text:index-body>
      </text:table-of-content>
      <text:p text:style-name="P11"/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de" style:family="text">
      <style:text-properties style:font-name="Nimbus Mono L" fo:font-size="10pt" fo:background-color="transparent" style:font-size-asian="10pt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zenan Ridjanovic</meta:initial-creator>
    <meta:creation-date>2008-09-16T17:02:07</meta:creation-date>
    <dc:creator>Dzenan Ridjanovic</dc:creator>
    <dc:date>2008-09-16T18:32:10</dc:date>
    <meta:editing-cycles>3</meta:editing-cycles>
    <meta:editing-duration>PT1H3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61" meta:character-count="303"/>
  </office:meta>
</office:document-meta>
</file>